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, 'Arial Unicode MS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>
        <style:tab-stops>
          <style:tab-stop style:position="0in"/>
          <style:tab-stop style:position="0.2945in"/>
        </style:tab-stops>
      </style:paragraph-properties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Table_20_Contents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4" style:family="paragraph" style:parent-style-name="Table_20_Contents">
      <style:text-properties fo:font-weight="bold" style:font-weight-asian="bold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 style:list-style-name="WW8Num2"/>
    <style:style style:name="P7" style:family="paragraph" style:parent-style-name="Standard" style:list-style-name="WW8Num2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paragraph-properties fo:margin-top="0in" fo:margin-bottom="0.1965in"/>
    </style:style>
    <style:style style:name="P10" style:family="paragraph" style:parent-style-name="Text_20_body">
      <style:paragraph-properties fo:margin-top="0in" fo:margin-bottom="0in">
        <style:tab-stops>
          <style:tab-stop style:position="0in"/>
          <style:tab-stop style:position="0.2945in"/>
        </style:tab-stops>
      </style:paragraph-properties>
    </style:style>
    <style:style style:name="P11" style:family="paragraph" style:parent-style-name="Table_20_Contents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fo:font-weight="bold" style:font-style-asian="italic" style:font-weight-asian="bold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3pt" fo:font-weight="bold" style:font-size-asian="13pt" style:font-weight-asian="bold" style:font-size-complex="13pt"/>
    </style:style>
    <style:style style:name="Sect1" style:family="section">
      <style:section-properties text:dont-balance-text-columns="false" style:editable="false">
        <style:columns fo:column-count="6" fo:column-gap="0in">
          <style:column style:rel-width="1704*" fo:start-indent="0in" fo:end-indent="0in"/>
          <style:column style:rel-width="1704*" fo:start-indent="0in" fo:end-indent="0in"/>
          <style:column style:rel-width="1704*" fo:start-indent="0in" fo:end-indent="0in"/>
          <style:column style:rel-width="1704*" fo:start-indent="0in" fo:end-indent="0in"/>
          <style:column style:rel-width="1704*" fo:start-indent="0in" fo:end-indent="0in"/>
          <style:column style:rel-width="1704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MARK ESCOBEDO<text:tab/></text:span><text:span text:style-name="T2"><text:tab/><text:tab/><text:tab/><text:tab/><text:tab/> <text:s text:c="4"/><text:tab/><text:tab/> <text:s text:c="4"/></text:span>858-822-8329</text:p>
      <text:p text:style-name="Standard">11200 Canterbury Tales Ln.<text:tab/><text:tab/><text:tab/><text:tab/><text:tab/><text:tab/><text:tab/> <text:s text:c="8"/><text:tab/> <text:s text:c="8"/>markescobedo.com</text:p>
      <text:p text:style-name="Standard">Austin, TX 78748<text:tab/><text:tab/><text:tab/><text:tab/><text:tab/><text:tab/><text:tab/><text:tab/> <text:s text:c="8"/>mark@markescobedo.com</text:p>
      <text:p text:style-name="Standard"><text:tab/></text:p>
      <text:p text:style-name="Standard"><text:tab/>Versatile, passionate and experimental individual who finds creative solutions to difficult problems. Focus on code optimization and a standard of excellence for all work.</text:p>
      <text:p text:style-name="Standard"/>
      <text:p text:style-name="P9"><text:span text:style-name="T3">SKILLS:</text:span></text:p>
      <text:section text:style-name="Sect1" text:name="Section1">
        <text:p text:style-name="P1">AngularJs</text:p>
        <text:p text:style-name="P1">C++</text:p>
        <text:p text:style-name="P1">CSS</text:p>
        <text:p text:style-name="P1">Cordova</text:p>
        <text:p text:style-name="P1">Eclipse IDE</text:p>
        <text:p text:style-name="P1">Express</text:p>
        <text:p text:style-name="P1">Git</text:p>
        <text:p text:style-name="P1">HTML5</text:p>
        <text:p text:style-name="P1">Java</text:p>
        <text:p text:style-name="P1">Javascript</text:p>
        <text:p text:style-name="P1">MVC</text:p>
        <text:p text:style-name="P1">MongoDB</text:p>
        <text:p text:style-name="P1">NetBeans</text:p>
        <text:p text:style-name="P1">Node.js</text:p>
        <text:p text:style-name="P1">PhoneGap</text:p>
        <text:p text:style-name="P1">Python</text:p>
        <text:p text:style-name="P1">REST API</text:p>
        <text:p text:style-name="P1">SVN</text:p>
        <text:p text:style-name="P1">Scrum</text:p>
        <text:p text:style-name="P1">SublimeText</text:p>
        <text:p text:style-name="P1">Unity</text:p>
        <text:p text:style-name="P1">Unix</text:p>
        <text:p text:style-name="P1">WordPress</text:p>
        <text:p text:style-name="P1">XNA</text:p>
      </text:section>
      <text:p text:style-name="P1"/>
      <text:p text:style-name="Table_20_Contents"><text:span text:style-name="T3">WORK EXPERIENCE:</text:span></text:p>
      <text:p text:style-name="P3"/>
      <text:p text:style-name="Standard"><text:span text:style-name="T8">Keystoke Inc.</text:span><text:span text:style-name="T2"><text:tab/><text:tab/><text:tab/> <text:s text:c="5"/><text:tab/>Lead Developer <text:s text:c="2"/><text:tab/> <text:s text:c="8"/>Austin, TX <text:s/></text:span><text:span text:style-name="T6">Aug.</text:span><text:span text:style-name="T7"> 2014 – Present</text:span></text:p>
      <text:p text:style-name="P2">Responsibilities:</text:p>
      <text:list xml:id="list5054311156108232617" text:style-name="WW8Num2">
        <text:list-item>
          <text:p text:style-name="P7">The sole developer for a multitude of MEAN stack projects for our business clients</text:p>
        </text:list-item>
        <text:list-item>
          <text:p text:style-name="P7">Works with Cordova, Ionic, &amp; WordPress on a variety of projects for mobile and web</text:p>
        </text:list-item>
        <text:list-item>
          <text:p text:style-name="P7">Created the company's premier product, the Sandbox app, which can be viewed at beta.keystoke.com </text:p>
        </text:list-item>
        <text:list-item>
          <text:p text:style-name="P7">Communicates with clients so that their projects can be implemented flawlessly</text:p>
        </text:list-item>
        <text:list-item>
          <text:p text:style-name="P7">Learns new programming languages as needed so client's applications can be created using the language that works best for their goals</text:p>
        </text:list-item>
      </text:list>
      <text:p text:style-name="P3"/>
      <text:p text:style-name="Standard"><text:span text:style-name="T8">Santa Clara County Water District</text:span><text:span text:style-name="T2"><text:tab/>Contractor<text:tab/> <text:s text:c="5"/>Morgan Hill, CA <text:s/></text:span><text:span text:style-name="T6">Feb.</text:span><text:span text:style-name="T7"> 2014 – April 2014</text:span></text:p>
      <text:p text:style-name="P2">Responsibilities:</text:p>
      <text:list xml:id="list38457726" text:continue-numbering="true" text:style-name="WW8Num2">
        <text:list-item>
          <text:p text:style-name="P6">Hired to create a game using HTML5 that will engage students countywide and teach them to be conscious of trash going down storm drains</text:p>
        </text:list-item>
        <text:list-item>
          <text:p text:style-name="P7">Worked solo on the entirety of the game, art, and sound effects</text:p>
        </text:list-item>
        <text:list-item>
          <text:p text:style-name="P7">Play the game at markescobedo.com/ordtd</text:p>
        </text:list-item>
      </text:list>
      <text:p text:style-name="P4"/>
      <text:p text:style-name="Standard"><text:span text:style-name="T8">Dragon Research and Engineering</text:span><text:span text:style-name="T2"><text:tab/>Junior Engineer<text:tab/>San Diego, CA <text:s/></text:span><text:span text:style-name="T7">July 2013 - Sept. 2013</text:span></text:p>
      <text:p text:style-name="P2">Responsibilities:</text:p>
      <text:list xml:id="list38475137" text:continue-numbering="true" text:style-name="WW8Num2">
        <text:list-item>
          <text:p text:style-name="P6">Military contract work, working server-side on a rapid information reporting system</text:p>
        </text:list-item>
        <text:list-item>
          <text:p text:style-name="P6">Fixing bugs and implementing feature requests, working with Java and Javascript</text:p>
        </text:list-item>
      </text:list>
      <text:p text:style-name="P4"/>
      <text:p text:style-name="Standard"><text:span text:style-name="T8">Disney Mobile</text:span><text:span text:style-name="T4"><text:tab/><text:tab/><text:tab/></text:span><text:span text:style-name="T2"><text:tab/>Back-end Intern<text:tab/>Palo Alto, CA<text:tab/> <text:s/></text:span><text:span text:style-name="T7">July 2012 - May2013</text:span></text:p>
      <text:p text:style-name="P2">Responsibilities:</text:p>
      <text:list xml:id="list38455733" text:continue-numbering="true" text:style-name="WW8Num2">
        <text:list-item>
          <text:p text:style-name="P6">Leading development on a high traffic server to process customer acquisition requests using HTTP</text:p>
        </text:list-item>
        <text:list-item>
          <text:p text:style-name="P6">Working with advertising partners to implement their REST API requests, implemented with Java</text:p>
        </text:list-item>
      </text:list>
      <text:p text:style-name="Standard"/>
      <text:p text:style-name="Table_20_Contents"><text:span text:style-name="T3">EDUCATION:</text:span></text:p>
      <text:p text:style-name="Table_20_Contents"/>
      <text:p text:style-name="Table_20_Contents"><text:span text:style-name="T5">University of California - Santa Cruz <text:s/><text:tab/></text:span>1156 High St. Santa Cruz, CA, 95060</text:p>
      <text:p text:style-name="Table_20_Contents">BS Computer Science: Computer Game Design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, 'Arial Unicode MS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 style:font-name-complex="Ari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SimSun1" style:font-size-asian="14pt" style:font-weight-asian="bold" style:font-name-complex="Mang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WW8Num2z0" style:family="text">
      <style:text-properties style:font-name="Times New Roman" style:font-name-complex="Symbol"/>
    </style:style>
    <style:style style:name="WW8Num2z1" style:family="text">
      <style:text-properties style:font-name="Wingdings 2" style:font-name-complex="Symbol"/>
    </style:style>
    <style:style style:name="WW8Num3z0" style:family="text">
      <style:text-properties style:font-name="Symbol" style:font-name-complex="Symbol"/>
    </style:style>
    <style:style style:name="WW8Num3z2" style:family="text">
      <style:text-properties style:font-name="Wingdings 2" style:font-name-complex="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1z0" style:family="text">
      <style:text-properties style:font-name="Symbol" style:font-name-complex="Symbol"/>
    </style:style>
    <style:style style:name="WW-Absatz-Standardschriftart111111111111" style:family="text"/>
    <style:style style:name="WW8Num4z0" style:family="text">
      <style:text-properties style:font-name="Symbol" style:font-name-complex="Symbol"/>
    </style:style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-Default_20_Paragraph_20_Font" style:display-name="WW-Default Paragraph Font" style:family="text"/>
    <style:style style:name="WW8NumSt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style:font-name-complex="Symbol"/>
    </style:style>
    <style:style style:name="WW8NumSt5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WW8NumSt8z0" style:family="text">
      <style:text-properties style:font-name="Symbol" style:font-name-complex="Symbol"/>
    </style:style>
    <style:style style:name="WW-Default_20_Paragraph_20_Font1" style:display-name="WW-Default Paragraph Font1" style:family="text"/>
    <style:style style:name="WW-Absatz-Standardschriftart1111111111111111" style:family="text"/>
    <style:style style:name="Bullet_20_Symbols" style:display-name="Bullet Symbols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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 2"/>
      </text:list-level-style-bullet>
      <text:list-level-style-bullet text:level="3" text:style-name="WW8Num2z1" style:num-suffix=".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 2"/>
      </text:list-level-style-bullet>
      <text:list-level-style-bullet text:level="4" text:style-name="WW8Num2z1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2z1" style:num-suffix=".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2z1" style:num-suffix=".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 2"/>
      </text:list-level-style-bullet>
      <text:list-level-style-bullet text:level="7" text:style-name="WW8Num2z1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2z1" style:num-suffix=".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2z1" style:num-suffix=".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2" style:num-suffix=".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 2"/>
      </text:list-level-style-bullet>
      <text:list-level-style-bullet text:level="4" text:style-name="WW8Num3z2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3z2" style:num-suffix=".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3z2" style:num-suffix=".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 2"/>
      </text:list-level-style-bullet>
      <text:list-level-style-bullet text:level="7" text:style-name="WW8Num3z2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3z2" style:num-suffix=".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3z2" style:num-suffix=".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272in" fo:margin-bottom="0.5in" fo:margin-left="0.7in" fo:margin-right="0.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 Escobedo</dc:title>
    <meta:initial-creator>Mark Escobedo</meta:initial-creator>
    <meta:creation-date>2011-03-23T13:24:00</meta:creation-date>
    <dc:date>2015-07-11T18:29:51.70</dc:date>
    <meta:print-date>2013-03-12T22:10:00</meta:print-date>
    <meta:editing-cycles>10</meta:editing-cycles>
    <meta:editing-duration>P1DT1H53M24S</meta:editing-duration>
    <meta:generator>OpenOffice.org/3.4.1$Win32 OpenOffice.org_project/341m1$Build-9593</meta:generator>
    <meta:document-statistic meta:table-count="0" meta:image-count="0" meta:object-count="0" meta:page-count="1" meta:paragraph-count="54" meta:word-count="315" meta:character-count="2101"/>
  </office:meta>
</office:document-meta>
</file>